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svg:stroke-width="0.1cm" svg:stroke-color="#ff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000000" draw:textarea-horizontal-align="center" draw:textarea-vertical-align="middle"/>
    </style:style>
    <style:style style:name="gr5" style:family="graphic" style:parent-style-name="standard">
      <style:graphic-properties draw:fill="solid" draw:fill-color="#0000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P3" style:family="paragraph">
      <style:paragraph-properties fo:text-align="center"/>
      <style:text-properties fo:color="#ffffff" fo:font-style="italic" style:font-style-asian="italic" style:font-style-complex="italic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color="#ffffff" fo:font-style="italic" style:font-style-asian="italic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rect draw:style-name="gr1" draw:text-style-name="P1" draw:layer="layout" svg:width="3cm" svg:height="7cm" svg:x="11.8cm" svg:y="4cm">
          <text:p/>
        </draw:rect>
        <draw:rect draw:style-name="gr1" draw:text-style-name="P1" draw:layer="layout" svg:width="3cm" svg:height="7cm" svg:x="5.4cm" svg:y="4cm">
          <text:p/>
        </draw:rect>
        <draw:rect draw:style-name="gr1" draw:text-style-name="P1" draw:layer="layout" svg:width="6.5cm" svg:height="10cm" svg:x="18cm" svg:y="1cm">
          <text:p/>
        </draw:rect>
        <draw:circle draw:style-name="gr2" draw:text-style-name="P1" draw:id="id1" draw:layer="layout" svg:width="1cm" svg:height="1cm" svg:x="14.4cm" svg:y="0.5cm">
          <text:p text:style-name="P1">1</text:p>
        </draw:circle>
        <draw:circle draw:style-name="gr2" draw:text-style-name="P1" draw:id="id3" draw:layer="layout" svg:width="1cm" svg:height="1cm" svg:x="14.4cm" svg:y="2.5cm">
          <text:p text:style-name="P1">2</text:p>
        </draw:circle>
        <draw:circle draw:style-name="gr2" draw:text-style-name="P1" draw:id="id2" draw:layer="layout" svg:width="1cm" svg:height="1cm" svg:x="8cm" svg:y="2.5cm">
          <text:p text:style-name="P1">2</text:p>
        </draw:circle>
        <draw:circle draw:style-name="gr2" draw:text-style-name="P1" draw:id="id4" draw:layer="layout" svg:width="1cm" svg:height="1cm" svg:x="20.8cm" svg:y="2.5cm">
          <text:p text:style-name="P1">2</text:p>
        </draw:circle>
        <draw:connector draw:style-name="gr3" draw:text-style-name="P1" draw:layer="layout" draw:type="line" svg:x1="14.9cm" svg:y1="1.5cm" svg:x2="8.5cm" svg:y2="2.5cm" draw:start-shape="id1" draw:start-glue-point="2" draw:end-shape="id2" draw:end-glue-point="0" svg:d="m14900 1500-6400 1000">
          <text:p/>
        </draw:connector>
        <draw:connector draw:style-name="gr3" draw:text-style-name="P1" draw:layer="layout" draw:type="line" svg:x1="14.9cm" svg:y1="1.5cm" svg:x2="14.9cm" svg:y2="2.5cm" draw:start-shape="id1" draw:start-glue-point="2" draw:end-shape="id3" draw:end-glue-point="0" svg:d="m14900 1500v1000">
          <text:p/>
        </draw:connector>
        <draw:connector draw:style-name="gr3" draw:text-style-name="P1" draw:layer="layout" draw:type="line" svg:x1="14.9cm" svg:y1="1.5cm" svg:x2="21.3cm" svg:y2="2.5cm" draw:start-shape="id1" draw:start-glue-point="2" draw:end-shape="id4" draw:end-glue-point="0" svg:d="m14900 1500 6400 1000">
          <text:p/>
        </draw:connector>
        <draw:circle draw:style-name="gr2" draw:text-style-name="P1" draw:id="id7" draw:layer="layout" svg:width="1cm" svg:height="1cm" svg:x="12.8cm" svg:y="4.5cm">
          <text:p text:style-name="P1">3</text:p>
        </draw:circle>
        <draw:circle draw:style-name="gr2" draw:text-style-name="P1" draw:id="id8" draw:layer="layout" svg:width="1cm" svg:height="1cm" svg:x="16cm" svg:y="4.5cm">
          <text:p text:style-name="P1">3</text:p>
        </draw:circle>
        <draw:circle draw:style-name="gr2" draw:text-style-name="P1" draw:id="id5" draw:layer="layout" svg:width="1cm" svg:height="1cm" svg:x="6.4cm" svg:y="4.5cm">
          <text:p text:style-name="P1">3</text:p>
        </draw:circle>
        <draw:circle draw:style-name="gr2" draw:text-style-name="P1" draw:id="id6" draw:layer="layout" svg:width="1cm" svg:height="1cm" svg:x="9.6cm" svg:y="4.5cm">
          <text:p text:style-name="P1">3</text:p>
        </draw:circle>
        <draw:circle draw:style-name="gr2" draw:text-style-name="P1" draw:id="id9" draw:layer="layout" svg:width="1cm" svg:height="1cm" svg:x="19.2cm" svg:y="4.5cm">
          <text:p text:style-name="P1">3</text:p>
        </draw:circle>
        <draw:circle draw:style-name="gr2" draw:text-style-name="P1" draw:id="id10" draw:layer="layout" svg:width="1cm" svg:height="1cm" svg:x="22.4cm" svg:y="4.5cm">
          <text:p text:style-name="P1">3</text:p>
        </draw:circle>
        <draw:connector draw:style-name="gr3" draw:text-style-name="P1" draw:layer="layout" draw:type="line" svg:x1="8.5cm" svg:y1="3.5cm" svg:x2="6.9cm" svg:y2="4.5cm" draw:start-shape="id2" draw:start-glue-point="2" draw:end-shape="id5" draw:end-glue-point="0" svg:d="m8500 3500-1600 1000">
          <text:p/>
        </draw:connector>
        <draw:connector draw:style-name="gr3" draw:text-style-name="P1" draw:layer="layout" draw:type="line" svg:x1="8.5cm" svg:y1="3.5cm" svg:x2="10.1cm" svg:y2="4.5cm" draw:start-shape="id2" draw:start-glue-point="2" draw:end-shape="id6" draw:end-glue-point="0" svg:d="m8500 3500 1600 1000">
          <text:p/>
        </draw:connector>
        <draw:connector draw:style-name="gr3" draw:text-style-name="P1" draw:layer="layout" draw:type="line" svg:x1="14.9cm" svg:y1="3.5cm" svg:x2="13.3cm" svg:y2="4.5cm" draw:start-shape="id3" draw:start-glue-point="2" draw:end-shape="id7" draw:end-glue-point="0" svg:d="m14900 3500-1600 1000">
          <text:p/>
        </draw:connector>
        <draw:connector draw:style-name="gr3" draw:text-style-name="P1" draw:layer="layout" draw:type="line" svg:x1="14.9cm" svg:y1="3.5cm" svg:x2="16.5cm" svg:y2="4.5cm" draw:start-shape="id3" draw:start-glue-point="2" draw:end-shape="id8" draw:end-glue-point="0" svg:d="m14900 3500 1600 1000">
          <text:p/>
        </draw:connector>
        <draw:connector draw:style-name="gr3" draw:text-style-name="P1" draw:layer="layout" draw:type="line" svg:x1="21.3cm" svg:y1="3.5cm" svg:x2="19.7cm" svg:y2="4.5cm" draw:start-shape="id4" draw:start-glue-point="2" draw:end-shape="id9" draw:end-glue-point="0" svg:d="m21300 3500-1600 1000">
          <text:p/>
        </draw:connector>
        <draw:connector draw:style-name="gr3" draw:text-style-name="P1" draw:layer="layout" draw:type="line" svg:x1="21.3cm" svg:y1="3.5cm" svg:x2="22.9cm" svg:y2="4.5cm" draw:start-shape="id4" draw:start-glue-point="2" draw:end-shape="id10" draw:end-glue-point="0" svg:d="m21300 3500 1600 1000">
          <text:p/>
        </draw:connector>
        <draw:circle draw:style-name="gr2" draw:text-style-name="P1" draw:id="id11" draw:layer="layout" svg:width="1cm" svg:height="1cm" svg:x="5.6cm" svg:y="6.5cm">
          <text:p text:style-name="P1">1</text:p>
        </draw:circle>
        <draw:circle draw:style-name="gr2" draw:text-style-name="P1" draw:id="id12" draw:layer="layout" svg:width="1cm" svg:height="1cm" svg:x="7.2cm" svg:y="6.5cm">
          <text:p text:style-name="P1">1</text:p>
        </draw:circle>
        <draw:circle draw:style-name="gr2" draw:text-style-name="P1" draw:id="id13" draw:layer="layout" svg:width="1cm" svg:height="1cm" svg:x="8.8cm" svg:y="6.5cm">
          <text:p text:style-name="P1">1</text:p>
        </draw:circle>
        <draw:circle draw:style-name="gr2" draw:text-style-name="P1" draw:id="id14" draw:layer="layout" svg:width="1cm" svg:height="1cm" svg:x="10.4cm" svg:y="6.5cm">
          <text:p text:style-name="P1">1</text:p>
        </draw:circle>
        <draw:circle draw:style-name="gr2" draw:text-style-name="P1" draw:id="id15" draw:layer="layout" svg:width="1cm" svg:height="1cm" svg:x="12cm" svg:y="6.5cm">
          <text:p text:style-name="P1">1</text:p>
        </draw:circle>
        <draw:circle draw:style-name="gr2" draw:text-style-name="P1" draw:id="id16" draw:layer="layout" svg:width="1cm" svg:height="1cm" svg:x="13.6cm" svg:y="6.5cm">
          <text:p text:style-name="P1">1</text:p>
        </draw:circle>
        <draw:circle draw:style-name="gr2" draw:text-style-name="P1" draw:id="id17" draw:layer="layout" svg:width="1cm" svg:height="1cm" svg:x="15.2cm" svg:y="6.5cm">
          <text:p text:style-name="P1">1</text:p>
        </draw:circle>
        <draw:circle draw:style-name="gr2" draw:text-style-name="P1" draw:id="id18" draw:layer="layout" svg:width="1cm" svg:height="1cm" svg:x="16.8cm" svg:y="6.5cm">
          <text:p text:style-name="P1">1</text:p>
        </draw:circle>
        <draw:circle draw:style-name="gr2" draw:text-style-name="P1" draw:id="id19" draw:layer="layout" svg:width="1cm" svg:height="1cm" svg:x="18.4cm" svg:y="6.5cm">
          <text:p text:style-name="P1">1</text:p>
        </draw:circle>
        <draw:circle draw:style-name="gr2" draw:text-style-name="P1" draw:id="id20" draw:layer="layout" svg:width="1cm" svg:height="1cm" svg:x="20cm" svg:y="6.5cm">
          <text:p text:style-name="P1">1</text:p>
        </draw:circle>
        <draw:circle draw:style-name="gr2" draw:text-style-name="P1" draw:id="id21" draw:layer="layout" svg:width="1cm" svg:height="1cm" svg:x="21.6cm" svg:y="6.5cm">
          <text:p text:style-name="P1">1</text:p>
        </draw:circle>
        <draw:circle draw:style-name="gr2" draw:text-style-name="P1" draw:id="id22" draw:layer="layout" svg:width="1cm" svg:height="1cm" svg:x="23.2cm" svg:y="6.5cm">
          <text:p text:style-name="P1">1</text:p>
        </draw:circle>
        <draw:connector draw:style-name="gr3" draw:text-style-name="P1" draw:layer="layout" draw:type="line" svg:x1="6.9cm" svg:y1="5.5cm" svg:x2="6.1cm" svg:y2="6.5cm" draw:start-shape="id5" draw:start-glue-point="2" draw:end-shape="id11" draw:end-glue-point="0" svg:d="m6900 5500-800 1000">
          <text:p/>
        </draw:connector>
        <draw:connector draw:style-name="gr3" draw:text-style-name="P1" draw:layer="layout" draw:type="line" svg:x1="6.9cm" svg:y1="5.5cm" svg:x2="7.7cm" svg:y2="6.5cm" draw:start-shape="id5" draw:start-glue-point="2" draw:end-shape="id12" draw:end-glue-point="0" svg:d="m6900 5500 800 1000">
          <text:p/>
        </draw:connector>
        <draw:connector draw:style-name="gr3" draw:text-style-name="P1" draw:layer="layout" draw:type="line" svg:x1="10.1cm" svg:y1="5.5cm" svg:x2="9.3cm" svg:y2="6.5cm" draw:start-shape="id6" draw:start-glue-point="2" draw:end-shape="id13" draw:end-glue-point="0" svg:d="m10100 5500-800 1000">
          <text:p/>
        </draw:connector>
        <draw:connector draw:style-name="gr3" draw:text-style-name="P1" draw:layer="layout" draw:type="line" svg:x1="10.1cm" svg:y1="5.5cm" svg:x2="10.9cm" svg:y2="6.5cm" draw:start-shape="id6" draw:start-glue-point="2" draw:end-shape="id14" draw:end-glue-point="0" svg:d="m10100 5500 800 1000">
          <text:p/>
        </draw:connector>
        <draw:connector draw:style-name="gr3" draw:text-style-name="P1" draw:layer="layout" draw:type="line" svg:x1="13.3cm" svg:y1="5.5cm" svg:x2="12.5cm" svg:y2="6.5cm" draw:start-shape="id7" draw:start-glue-point="2" draw:end-shape="id15" draw:end-glue-point="0" svg:d="m13300 5500-800 1000">
          <text:p/>
        </draw:connector>
        <draw:connector draw:style-name="gr3" draw:text-style-name="P1" draw:layer="layout" draw:type="line" svg:x1="13.3cm" svg:y1="5.5cm" svg:x2="14.1cm" svg:y2="6.5cm" draw:start-shape="id7" draw:start-glue-point="2" draw:end-shape="id16" draw:end-glue-point="0" svg:d="m13300 5500 800 1000">
          <text:p/>
        </draw:connector>
        <draw:connector draw:style-name="gr3" draw:text-style-name="P1" draw:layer="layout" draw:type="line" svg:x1="16.5cm" svg:y1="5.5cm" svg:x2="15.7cm" svg:y2="6.5cm" draw:start-shape="id8" draw:start-glue-point="2" draw:end-shape="id17" draw:end-glue-point="0" svg:d="m16500 5500-800 1000">
          <text:p/>
        </draw:connector>
        <draw:connector draw:style-name="gr3" draw:text-style-name="P1" draw:layer="layout" draw:type="line" svg:x1="16.5cm" svg:y1="5.5cm" svg:x2="17.3cm" svg:y2="6.5cm" draw:start-shape="id8" draw:start-glue-point="2" draw:end-shape="id18" draw:end-glue-point="0" svg:d="m16500 5500 800 1000">
          <text:p/>
        </draw:connector>
        <draw:connector draw:style-name="gr3" draw:text-style-name="P1" draw:layer="layout" draw:type="line" svg:x1="19.7cm" svg:y1="5.5cm" svg:x2="18.9cm" svg:y2="6.5cm" draw:start-shape="id9" draw:start-glue-point="2" draw:end-shape="id19" draw:end-glue-point="0" svg:d="m19700 5500-800 1000">
          <text:p/>
        </draw:connector>
        <draw:connector draw:style-name="gr3" draw:text-style-name="P1" draw:layer="layout" draw:type="line" svg:x1="19.7cm" svg:y1="5.5cm" svg:x2="20.5cm" svg:y2="6.5cm" draw:start-shape="id9" draw:start-glue-point="2" draw:end-shape="id20" draw:end-glue-point="0" svg:d="m19700 5500 800 1000">
          <text:p/>
        </draw:connector>
        <draw:connector draw:style-name="gr3" draw:text-style-name="P1" draw:layer="layout" draw:type="line" svg:x1="22.9cm" svg:y1="5.5cm" svg:x2="22.1cm" svg:y2="6.5cm" draw:start-shape="id10" draw:start-glue-point="2" draw:end-shape="id21" draw:end-glue-point="0" svg:d="m22900 5500-800 1000">
          <text:p/>
        </draw:connector>
        <draw:connector draw:style-name="gr3" draw:text-style-name="P1" draw:layer="layout" draw:type="line" svg:x1="22.9cm" svg:y1="5.5cm" svg:x2="23.7cm" svg:y2="6.5cm" draw:start-shape="id10" draw:start-glue-point="2" draw:end-shape="id22" draw:end-glue-point="0" svg:d="m22900 5500 800 1000">
          <text:p/>
        </draw:connector>
        <draw:rect draw:style-name="gr4" draw:text-style-name="P1" draw:id="id23" draw:layer="layout" svg:width="1cm" svg:height="1cm" svg:x="5.6cm" svg:y="8.5cm">
          <text:p/>
        </draw:rect>
        <draw:rect draw:style-name="gr4" draw:text-style-name="P1" draw:id="id24" draw:layer="layout" svg:width="1cm" svg:height="1cm" svg:x="7.2cm" svg:y="8.5cm">
          <text:p/>
        </draw:rect>
        <draw:rect draw:style-name="gr5" draw:text-style-name="P3" draw:id="id25" draw:layer="layout" svg:width="1cm" svg:height="1cm" svg:x="8.8cm" svg:y="8.5cm">
          <text:p text:style-name="P2"><text:span text:style-name="T1">S</text:span></text:p>
        </draw:rect>
        <draw:rect draw:style-name="gr4" draw:text-style-name="P1" draw:id="id26" draw:layer="layout" svg:width="1cm" svg:height="1cm" svg:x="10.4cm" svg:y="8.5cm">
          <text:p/>
        </draw:rect>
        <draw:rect draw:style-name="gr4" draw:text-style-name="P1" draw:id="id27" draw:layer="layout" svg:width="1cm" svg:height="1cm" svg:x="12cm" svg:y="8.5cm">
          <text:p/>
        </draw:rect>
        <draw:rect draw:style-name="gr4" draw:text-style-name="P1" draw:id="id28" draw:layer="layout" svg:width="1cm" svg:height="1cm" svg:x="13.6cm" svg:y="8.5cm">
          <text:p/>
        </draw:rect>
        <draw:rect draw:style-name="gr5" draw:text-style-name="P3" draw:id="id29" draw:layer="layout" svg:width="1cm" svg:height="1cm" svg:x="15.2cm" svg:y="8.5cm">
          <text:p text:style-name="P3"><text:span text:style-name="T1">T</text:span></text:p>
        </draw:rect>
        <draw:rect draw:style-name="gr4" draw:text-style-name="P1" draw:id="id30" draw:layer="layout" svg:width="1cm" svg:height="1cm" svg:x="16.8cm" svg:y="8.5cm">
          <text:p/>
        </draw:rect>
        <draw:rect draw:style-name="gr4" draw:text-style-name="P1" draw:id="id31" draw:layer="layout" svg:width="1cm" svg:height="1cm" svg:x="18.4cm" svg:y="8.5cm">
          <text:p/>
        </draw:rect>
        <draw:rect draw:style-name="gr4" draw:text-style-name="P1" draw:id="id32" draw:layer="layout" svg:width="1cm" svg:height="1cm" svg:x="20cm" svg:y="8.5cm">
          <text:p/>
        </draw:rect>
        <draw:rect draw:style-name="gr4" draw:text-style-name="P1" draw:id="id33" draw:layer="layout" svg:width="1cm" svg:height="1cm" svg:x="21.6cm" svg:y="8.5cm">
          <text:p/>
        </draw:rect>
        <draw:rect draw:style-name="gr4" draw:text-style-name="P1" draw:id="id34" draw:layer="layout" svg:width="1cm" svg:height="1cm" svg:x="23.2cm" svg:y="8.5cm">
          <text:p/>
        </draw:rect>
        <draw:connector draw:style-name="gr3" draw:text-style-name="P1" draw:layer="layout" draw:type="line" svg:x1="6.1cm" svg:y1="7.5cm" svg:x2="6.1cm" svg:y2="8.5cm" draw:start-shape="id11" draw:start-glue-point="2" draw:end-shape="id23" draw:end-glue-point="0" svg:d="m6100 7500v1000">
          <text:p/>
        </draw:connector>
        <draw:connector draw:style-name="gr3" draw:text-style-name="P1" draw:layer="layout" draw:type="line" svg:x1="7.7cm" svg:y1="7.5cm" svg:x2="7.7cm" svg:y2="8.5cm" draw:start-shape="id12" draw:start-glue-point="2" draw:end-shape="id24" draw:end-glue-point="0" svg:d="m7700 7500v1000">
          <text:p/>
        </draw:connector>
        <draw:connector draw:style-name="gr3" draw:text-style-name="P1" draw:layer="layout" draw:type="line" svg:x1="9.3cm" svg:y1="7.5cm" svg:x2="9.3cm" svg:y2="8.5cm" draw:start-shape="id13" draw:start-glue-point="2" draw:end-shape="id25" draw:end-glue-point="0" svg:d="m9300 7500v1000">
          <text:p/>
        </draw:connector>
        <draw:connector draw:style-name="gr3" draw:text-style-name="P1" draw:layer="layout" draw:type="line" svg:x1="10.9cm" svg:y1="7.5cm" svg:x2="10.9cm" svg:y2="8.5cm" draw:start-shape="id14" draw:start-glue-point="2" draw:end-shape="id26" draw:end-glue-point="0" svg:d="m10900 7500v1000">
          <text:p/>
        </draw:connector>
        <draw:connector draw:style-name="gr3" draw:text-style-name="P1" draw:layer="layout" draw:type="line" svg:x1="12.5cm" svg:y1="7.5cm" svg:x2="12.5cm" svg:y2="8.5cm" draw:start-shape="id15" draw:start-glue-point="2" draw:end-shape="id27" draw:end-glue-point="0" svg:d="m12500 7500v1000">
          <text:p/>
        </draw:connector>
        <draw:connector draw:style-name="gr3" draw:text-style-name="P1" draw:layer="layout" draw:type="line" svg:x1="14.1cm" svg:y1="7.5cm" svg:x2="14.1cm" svg:y2="8.5cm" draw:start-shape="id16" draw:start-glue-point="2" draw:end-shape="id28" draw:end-glue-point="0" svg:d="m14100 7500v1000">
          <text:p/>
        </draw:connector>
        <draw:connector draw:style-name="gr3" draw:text-style-name="P1" draw:layer="layout" draw:type="line" svg:x1="15.7cm" svg:y1="7.5cm" svg:x2="15.7cm" svg:y2="8.5cm" draw:start-shape="id17" draw:start-glue-point="2" draw:end-shape="id29" draw:end-glue-point="0" svg:d="m15700 7500v1000">
          <text:p/>
        </draw:connector>
        <draw:connector draw:style-name="gr3" draw:text-style-name="P1" draw:layer="layout" draw:type="line" svg:x1="17.3cm" svg:y1="7.5cm" svg:x2="17.3cm" svg:y2="8.5cm" draw:start-shape="id18" draw:start-glue-point="2" draw:end-shape="id30" draw:end-glue-point="0" svg:d="m17300 7500v1000">
          <text:p/>
        </draw:connector>
        <draw:connector draw:style-name="gr3" draw:text-style-name="P1" draw:layer="layout" draw:type="line" svg:x1="18.9cm" svg:y1="7.5cm" svg:x2="18.9cm" svg:y2="8.5cm" draw:start-shape="id19" draw:start-glue-point="2" draw:end-shape="id31" draw:end-glue-point="0" svg:d="m18900 7500v1000">
          <text:p/>
        </draw:connector>
        <draw:connector draw:style-name="gr3" draw:text-style-name="P1" draw:layer="layout" draw:type="line" svg:x1="20.5cm" svg:y1="7.5cm" svg:x2="20.5cm" svg:y2="8.5cm" draw:start-shape="id20" draw:start-glue-point="2" draw:end-shape="id32" draw:end-glue-point="0" svg:d="m20500 7500v1000">
          <text:p/>
        </draw:connector>
        <draw:connector draw:style-name="gr3" draw:text-style-name="P1" draw:layer="layout" draw:type="line" svg:x1="22.1cm" svg:y1="7.5cm" svg:x2="22.1cm" svg:y2="8.5cm" draw:start-shape="id21" draw:start-glue-point="2" draw:end-shape="id33" draw:end-glue-point="0" svg:d="m22100 7500v1000">
          <text:p/>
        </draw:connector>
        <draw:connector draw:style-name="gr3" draw:text-style-name="P1" draw:layer="layout" draw:type="line" svg:x1="23.7cm" svg:y1="7.5cm" svg:x2="23.7cm" svg:y2="8.5cm" draw:start-shape="id22" draw:start-glue-point="2" draw:end-shape="id34" draw:end-glue-point="0" svg:d="m23700 7500v1000">
          <text:p/>
        </draw:connector>
        <draw:frame draw:style-name="gr6" draw:text-style-name="P4" draw:layer="layout" svg:width="2.5cm" svg:height="1.199cm" svg:x="4.9cm" svg:y="9.4cm">
          <draw:text-box>
            <text:p><text:span text:style-name="T2">(900,9,10) <text:s text:c="11"/></text:span></text:p>
          </draw:text-box>
        </draw:frame>
        <draw:frame draw:style-name="gr6" draw:text-style-name="P4" draw:layer="layout" svg:width="3cm" svg:height="1.199cm" svg:x="8.2cm" svg:y="9.4cm">
          <draw:text-box>
            <text:p><text:span text:style-name="T2">(900,10,100) <text:s text:c="11"/></text:span></text:p>
          </draw:text-box>
        </draw:frame>
        <draw:frame draw:style-name="gr6" draw:text-style-name="P4" draw:layer="layout" svg:width="3cm" svg:height="1.199cm" svg:x="11.3cm" svg:y="9.4cm">
          <draw:text-box>
            <text:p><text:span text:style-name="T2">(100,9,10) <text:s text:c="11"/></text:span></text:p>
          </draw:text-box>
        </draw:frame>
        <draw:frame draw:style-name="gr6" draw:text-style-name="P4" draw:layer="layout" svg:width="3cm" svg:height="1.199cm" svg:x="14.6cm" svg:y="9.401cm">
          <draw:text-box>
            <text:p><text:span text:style-name="T2">(1100,10,10) <text:s text:c="11"/></text:span></text:p>
          </draw:text-box>
        </draw:frame>
        <draw:frame draw:style-name="gr6" draw:text-style-name="P4" draw:layer="layout" svg:width="3cm" svg:height="1.199cm" svg:x="17.8cm" svg:y="9.402cm">
          <draw:text-box>
            <text:p><text:span text:style-name="T2">(20,10,9) <text:s text:c="11"/></text:span></text:p>
          </draw:text-box>
        </draw:frame>
        <draw:frame draw:style-name="gr6" draw:text-style-name="P4" draw:layer="layout" svg:width="3cm" svg:height="1.199cm" svg:x="20.8cm" svg:y="9.403cm">
          <draw:text-box>
            <text:p><text:span text:style-name="T2">(-90,10,10) <text:s text:c="11"/></text:span></text:p>
          </draw:text-box>
        </draw:frame>
        <draw:frame draw:style-name="gr6" draw:text-style-name="P4" draw:layer="layout" svg:width="2.5cm" svg:height="1.199cm" svg:x="6.3cm" svg:y="10.101cm">
          <draw:text-box>
            <text:p><text:span text:style-name="T2">(1010,9,9) <text:s text:c="11"/></text:span></text:p>
          </draw:text-box>
        </draw:frame>
        <draw:frame draw:style-name="gr6" draw:text-style-name="P4" draw:layer="layout" svg:width="2.9cm" svg:height="1.199cm" svg:x="9.1cm" svg:y="10.202cm">
          <draw:text-box>
            <text:p><text:span text:style-name="T2">(1100,10,10) <text:s text:c="11"/></text:span></text:p>
          </draw:text-box>
        </draw:frame>
        <draw:frame draw:style-name="gr6" draw:text-style-name="P4" draw:layer="layout" svg:width="2.9cm" svg:height="1.199cm" svg:x="13.3cm" svg:y="10.103cm">
          <draw:text-box>
            <text:p><text:span text:style-name="T2">(0,9,9) <text:s text:c="11"/></text:span></text:p>
          </draw:text-box>
        </draw:frame>
        <draw:frame draw:style-name="gr6" draw:text-style-name="P4" draw:layer="layout" svg:width="2.9cm" svg:height="1.199cm" svg:x="16.3cm" svg:y="10.104cm">
          <draw:text-box>
            <text:p><text:span text:style-name="T2">(0,10,9) <text:s text:c="11"/></text:span></text:p>
          </draw:text-box>
        </draw:frame>
        <draw:frame draw:style-name="gr6" draw:text-style-name="P4" draw:layer="layout" svg:width="2.9cm" svg:height="1.199cm" svg:x="19.3cm" svg:y="10.105cm">
          <draw:text-box>
            <text:p><text:span text:style-name="T2">(110,9,10) <text:s text:c="11"/></text:span></text:p>
          </draw:text-box>
        </draw:frame>
        <draw:frame draw:style-name="gr6" draw:text-style-name="P4" draw:layer="layout" svg:width="2.9cm" svg:height="1.199cm" svg:x="22.7cm" svg:y="10.106cm">
          <draw:text-box>
            <text:p><text:span text:style-name="T2">(0,10,9) <text:s text:c="11"/></text:span></text:p>
          </draw:text-box>
        </draw:frame>
        <draw:frame draw:style-name="gr6" draw:text-style-name="P4" draw:layer="layout" svg:width="3cm" svg:height="1.199cm" svg:x="7.1cm" svg:y="5.101cm">
          <draw:text-box>
            <text:p><text:span text:style-name="T2">(900,10,100) <text:s text:c="11"/></text:span></text:p>
          </draw:text-box>
        </draw:frame>
        <draw:frame draw:style-name="gr6" draw:text-style-name="P4" draw:layer="layout" svg:width="3cm" svg:height="1.199cm" svg:x="13.5cm" svg:y="4.102cm">
          <draw:text-box>
            <text:p><text:span text:style-name="T2">(1100,10,10) <text:s text:c="11"/></text:span></text:p>
          </draw:text-box>
        </draw:frame>
        <draw:frame draw:style-name="gr6" draw:text-style-name="P4" draw:layer="layout" svg:width="3cm" svg:height="1.199cm" svg:x="5.3cm" svg:y="2.602cm">
          <draw:text-box>
            <text:p><text:span text:style-name="T2">(900,10,100) <text:s text:c="11"/></text:span></text:p>
          </draw:text-box>
        </draw:frame>
        <draw:frame draw:style-name="gr6" draw:text-style-name="P4" draw:layer="layout" svg:width="3cm" svg:height="1.199cm" svg:x="11.7cm" svg:y="2.603cm">
          <draw:text-box>
            <text:p><text:span text:style-name="T2">(1100,10,10) <text:s text:c="11"/></text:span></text:p>
          </draw:text-box>
        </draw:frame>
        <draw:frame draw:style-name="gr6" draw:text-style-name="P4" draw:layer="layout" svg:width="3cm" svg:height="1.199cm" svg:x="11.7cm" svg:y="0.604cm">
          <draw:text-box>
            <text:p><text:span text:style-name="T2">(1100,10,10) <text:s text:c="11"/></text:span></text:p>
          </draw:text-box>
        </draw:frame>
        <draw:frame draw:style-name="gr6" draw:text-style-name="P4" draw:layer="layout" svg:width="3cm" svg:height="0.729cm" svg:x="11.3cm" svg:y="1.3cm">
          <draw:text-box>
            <text:p><text:span text:style-name="T3">l</text:span><text:span text:style-name="T2"> <text:s text:c="11"/></text:span></text:p>
          </draw:text-box>
        </draw:frame>
        <draw:frame draw:style-name="gr6" draw:text-style-name="P6" draw:layer="layout" svg:width="3cm" svg:height="0.729cm" svg:x="14.2cm" svg:y="1.771cm">
          <draw:text-box>
            <text:p text:style-name="P5"><text:span text:style-name="T3">m</text:span></text:p>
          </draw:text-box>
        </draw:frame>
        <draw:frame draw:style-name="gr6" draw:text-style-name="P4" draw:layer="layout" svg:width="3cm" svg:height="0.729cm" svg:x="17.1cm" svg:y="1.3cm">
          <draw:text-box>
            <text:p><text:span text:style-name="T3">r</text:span><text:span text:style-name="T2"> <text:s text:c="11"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ichard Gibson</meta:initial-creator>
    <meta:creation-date>2010-04-22T14:52:23.84</meta:creation-date>
    <meta:editing-duration>PT02H32M08S</meta:editing-duration>
    <meta:editing-cycles>4</meta:editing-cycles>
    <dc:date>2010-04-23T13:04:51.05</dc:date>
    <dc:creator>Richard Gibson</dc:creator>
    <meta:generator>OpenOffice.org/3.2$Win32 OpenOffice.org_project/320m12$Build-9483</meta:generator>
    <meta:document-statistic meta:object-count="113"/>
  </office:meta>
</office:document-meta>
</file>